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d0a9a" officeooo:paragraph-rsid="000d0a9a"/>
    </style:style>
    <style:style style:name="P4" style:family="paragraph" style:parent-style-name="Standard">
      <style:text-properties officeooo:rsid="000e0013" officeooo:paragraph-rsid="000e0013"/>
    </style:style>
    <style:style style:name="P5" style:family="paragraph" style:parent-style-name="Standard">
      <style:text-properties officeooo:rsid="000c9d09" officeooo:paragraph-rsid="000c9d09"/>
    </style:style>
    <style:style style:name="P6" style:family="paragraph" style:parent-style-name="Standard">
      <style:text-properties officeooo:rsid="00107120" officeooo:paragraph-rsid="00107120"/>
    </style:style>
    <style:style style:name="P7" style:family="paragraph" style:parent-style-name="Standard">
      <style:text-properties officeooo:rsid="001155c8" officeooo:paragraph-rsid="001155c8"/>
    </style:style>
    <style:style style:name="P8" style:family="paragraph" style:parent-style-name="Standard" style:list-style-name="L1">
      <style:text-properties officeooo:rsid="000b9ed7" officeooo:paragraph-rsid="000b9ed7"/>
    </style:style>
    <style:style style:name="P9" style:family="paragraph" style:parent-style-name="Standard" style:list-style-name="L1">
      <style:text-properties officeooo:rsid="000b9ed7" officeooo:paragraph-rsid="0011fc7a"/>
    </style:style>
    <style:style style:name="P10" style:family="paragraph" style:parent-style-name="Standard" style:list-style-name="L1">
      <style:text-properties officeooo:rsid="000b9ed7" officeooo:paragraph-rsid="00107120"/>
    </style:style>
    <style:style style:name="P11" style:family="paragraph" style:parent-style-name="Standard">
      <style:text-properties officeooo:rsid="000b9ed7" officeooo:paragraph-rsid="0011fc7a"/>
    </style:style>
    <style:style style:name="P12" style:family="paragraph" style:parent-style-name="Standard">
      <style:text-properties officeooo:rsid="000b9ed7" officeooo:paragraph-rsid="0015d120"/>
    </style:style>
    <style:style style:name="P13" style:family="paragraph" style:parent-style-name="Standard" style:list-style-name="L1">
      <style:text-properties officeooo:rsid="000c9d09" officeooo:paragraph-rsid="000c9d09"/>
    </style:style>
    <style:style style:name="P14" style:family="paragraph" style:parent-style-name="Standard" style:list-style-name="L1">
      <style:text-properties officeooo:rsid="000c9d09" officeooo:paragraph-rsid="00107120"/>
    </style:style>
    <style:style style:name="P15" style:family="paragraph" style:parent-style-name="Standard" style:list-style-name="L1">
      <style:text-properties officeooo:rsid="000c9d09" officeooo:paragraph-rsid="00144ec1"/>
    </style:style>
    <style:style style:name="P16" style:family="paragraph" style:parent-style-name="Standard" style:list-style-name="L1">
      <style:text-properties officeooo:rsid="001155c8" officeooo:paragraph-rsid="001155c8"/>
    </style:style>
    <style:style style:name="P17" style:family="paragraph" style:parent-style-name="Standard">
      <style:text-properties officeooo:rsid="0017a9ca" officeooo:paragraph-rsid="0015d120"/>
    </style:style>
    <style:style style:name="P18" style:family="paragraph" style:parent-style-name="Standard">
      <style:text-properties officeooo:rsid="0009274b" officeooo:paragraph-rsid="0015d120"/>
    </style:style>
    <style:style style:name="P19" style:family="paragraph" style:parent-style-name="Standard">
      <style:text-properties officeooo:rsid="000bf16d" officeooo:paragraph-rsid="0015d120"/>
    </style:style>
    <style:style style:name="P20" style:family="paragraph" style:parent-style-name="Standard">
      <style:text-properties officeooo:rsid="000c320f" officeooo:paragraph-rsid="0015d120"/>
    </style:style>
    <style:style style:name="P21" style:family="paragraph" style:parent-style-name="Standard">
      <style:text-properties officeooo:rsid="000ceeaf" officeooo:paragraph-rsid="0015d120"/>
    </style:style>
    <style:style style:name="P22" style:family="paragraph" style:parent-style-name="Standard">
      <style:text-properties officeooo:rsid="000e32d8" officeooo:paragraph-rsid="0015d120"/>
    </style:style>
    <style:style style:name="P23" style:family="paragraph" style:parent-style-name="Standard">
      <style:text-properties officeooo:rsid="000ea572" officeooo:paragraph-rsid="0015d120"/>
    </style:style>
    <style:style style:name="P24" style:family="paragraph" style:parent-style-name="Standard">
      <style:text-properties officeooo:rsid="00174d6b" officeooo:paragraph-rsid="0015d120"/>
    </style:style>
    <style:style style:name="P25" style:family="paragraph" style:parent-style-name="Standard">
      <style:text-properties officeooo:rsid="00186d88" officeooo:paragraph-rsid="0015d120"/>
    </style:style>
    <style:style style:name="P26" style:family="paragraph" style:parent-style-name="Standard" style:list-style-name="L1">
      <style:text-properties officeooo:rsid="0015e2ed" officeooo:paragraph-rsid="0015e2ed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3">Priority: ITO, SWD, SWK/OSCA</text:p>
      <text:p text:style-name="P3"/>
      <text:p text:style-name="P4">Pauser: 2 timers arbejde = 30 mins. Pause.</text:p>
      <text:p text:style-name="P2"/>
      <text:p text:style-name="P4">Tasks:</text:p>
      <text:list xml:id="list1599971690316843016" text:style-name="L1">
        <text:list-item>
          <text:p text:style-name="P8">Domain Model</text:p>
        </text:list-item>
        <text:list-item>
          <text:p text:style-name="P8">Sequence Diagrams</text:p>
        </text:list-item>
        <text:list-item>
          <text:p text:style-name="P8">System Sequence Diagrams</text:p>
        </text:list-item>
        <text:list-item>
          <text:p text:style-name="P8">Flow Diagrams</text:p>
        </text:list-item>
        <text:list-item>
          <text:p text:style-name="P8">Full Documentation</text:p>
        </text:list-item>
        <text:list-item>
          <text:p text:style-name="P8">Comments for every method</text:p>
        </text:list-item>
        <text:list-item>
          <text:p text:style-name="P8">Class model</text:p>
        </text:list-item>
        <text:list-item>
          <text:p text:style-name="P8">Setting up a file for the report itself that meets criteria, <text:span text:style-name="T2">see assignment handout</text:span></text:p>
        </text:list-item>
        <text:list-item>
          <text:p text:style-name="P13">User manual RTFM</text:p>
        </text:list-item>
        <text:list-item>
          <text:p text:style-name="P13">Class diagram with relational schema</text:p>
        </text:list-item>
        <text:list-item>
          <text:p text:style-name="P13">Program itself: Classes, methods, variables, conditions, loops, datastructure(Collection/Obs.List), Inheritance/Interfaces, GUI JAVAFX</text:p>
        </text:list-item>
        <text:list-item>
          <text:p text:style-name="P13">Min. 2 Use Cases</text:p>
        </text:list-item>
        <text:list-item>
          <text:p text:style-name="P13">Report: Min. pgs 45-70 mx.</text:p>
        </text:list-item>
        <text:list-item>
          <text:p text:style-name="P13">Hand-in June 1<text:span text:style-name="T3">st</text:span> 2016, 12:00 pm</text:p>
        </text:list-item>
      </text:list>
      <text:p text:style-name="P5"/>
      <text:p text:style-name="P5"/>
      <text:p text:style-name="P7">In progress&gt;</text:p>
      <text:p text:style-name="P7"/>
      <text:list xml:id="list213355131942889" text:continue-numbering="true" text:style-name="L1">
        <text:list-item>
          <text:p text:style-name="P9">Use Case pr. Function. Briefs are bare minimum</text:p>
        </text:list-item>
      </text:list>
      <text:p text:style-name="P12"><text:tab/><text:span text:style-name="T4">Fully Dressed / Send course certificate</text:span></text:p>
      <text:p text:style-name="P18"><text:span text:style-name="T7"><text:tab/>Brief / </text:span>Add course participant<text:span text:style-name="T8">(s)</text:span></text:p>
      <text:p text:style-name="P19"><text:span text:style-name="T4"><text:tab/>Casual / </text:span>Remove course</text:p>
      <text:p text:style-name="P19"><text:span text:style-name="T7"><text:tab/>Casual / </text:span>Remove course participant</text:p>
      <text:p text:style-name="P19"><text:span text:style-name="T7"><text:tab/>Brief / </text:span>Add course responsible</text:p>
      <text:p text:style-name="P19"><text:span text:style-name="T7"><text:tab/>Brief / </text:span>Remove course responsible</text:p>
      <text:p text:style-name="P20"><text:tab/>View as user select / <text:span text:style-name="T9">Doer</text:span></text:p>
      <text:p text:style-name="P21"><text:span text:style-name="T9"><text:tab/>Brief / </text:span>Remove certificate</text:p>
      <text:p text:style-name="P22"><text:span text:style-name="T5"><text:tab/>Brief / </text:span>List courses</text:p>
      <text:p text:style-name="P22"><text:span text:style-name="T5"><text:tab/>Brief / </text:span>List course <text:span text:style-name="T4">responsible</text:span></text:p>
      <text:p text:style-name="P23"><text:span text:style-name="T5"><text:tab/>Full Dressed / </text:span>Add course material</text:p>
      <text:p text:style-name="P24"><text:span text:style-name="T5"><text:tab/>Brief / </text:span>View missing certificate (part of list courses)</text:p>
      <text:p text:style-name="P25"><text:span text:style-name="T5"><text:tab/>Brief / </text:span>View missing certificate for courses <text:span text:style-name="T6">(part of list courses </text:span>and “view missing <text:tab/>certificate”<text:span text:style-name="T6">)</text:span></text:p>
      <text:p text:style-name="P24"><text:span text:style-name="T5"><text:tab/>Brief / </text:span>View active course (part of list courses)</text:p>
      <text:p text:style-name="P17"><text:span text:style-name="T5"><text:tab/>Brief / </text:span>View all courses <text:span text:style-name="T6">(part of list courses)</text:span></text:p>
      <text:p text:style-name="P17"><text:span text:style-name="T5"><text:tab/>Brief / </text:span>View in active courses <text:span text:style-name="T6">(part of list courses)</text:span></text:p>
      <text:p text:style-name="P11"/>
      <text:list xml:id="list213354214082678" text:continue-numbering="true" text:style-name="L1">
        <text:list-item>
          <text:p text:style-name="P15">Requirements analysis</text:p>
        </text:list-item>
        <text:list-item>
          <text:p text:style-name="P26">Prototype Version 2</text:p>
        </text:list-item>
      </text:list>
      <text:p text:style-name="P5"/>
      <text:p text:style-name="P6">Done&gt;</text:p>
      <text:p text:style-name="P6"><text:soft-page-break/></text:p>
      <text:list xml:id="list213354942466584" text:continue-numbering="true" text:style-name="L1">
        <text:list-item>
          <text:p text:style-name="P10">ER Diagram</text:p>
        </text:list-item>
        <text:list-item>
          <text:p text:style-name="P14">Making a database</text:p>
        </text:list-item>
        <text:list-item>
          <text:p text:style-name="P14">Database Normalisation</text:p>
        </text:list-item>
        <text:list-item>
          <text:p text:style-name="P14">Database description schema</text:p>
        </text:list-item>
        <text:list-item>
          <text:p text:style-name="P16">Risk Analys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4-29T21:33:53.114240000</dc:date>
    <meta:editing-duration>PT33M30S</meta:editing-duration>
    <meta:editing-cycles>3</meta:editing-cycles>
    <meta:generator>LibreOffice/5.1.1.3$MacOSX_X86_64 LibreOffice_project/89f508ef3ecebd2cfb8e1def0f0ba9a803b88a6d</meta:generator>
    <meta:document-statistic meta:table-count="0" meta:image-count="0" meta:object-count="0" meta:page-count="2" meta:paragraph-count="45" meta:word-count="248" meta:character-count="1469" meta:non-whitespace-character-count="1269"/>
  </office:meta>
</office:document-meta>
</file>